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text">
            <text:p>text</text:p>
          </table:table-cell>
          <table:table-cell table:style-name="pd1" office:value-type="string" office:value="PERSONAL">
            <text:p>PERSONAL</text:p>
          </table:table-cell>
          <table:table-cell table:style-name="pd1" office:value-type="string" office:value="MEDICAL">
            <text:p>MEDICAL</text:p>
          </table:table-cell>
        </table:table-row>
        <table:table-row>
          <table:table-cell office:value-type="string" office:value="medical record">
            <text:p>medical record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name">
            <text:p>nam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first name">
            <text:p>first nam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last name">
            <text:p>last nam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social security number">
            <text:p>social security number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diagnosis">
            <text:p>diagnosis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admission date">
            <text:p>admission date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resignation date">
            <text:p>resignation date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blood pressure">
            <text:p>blood pressure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blood type">
            <text:p>blood type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hb value">
            <text:p>hb value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medication">
            <text:p>medication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prescription">
            <text:p>prescription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patient">
            <text:p>patient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doctor">
            <text:p>doctor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surgery">
            <text:p>surgery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age">
            <text:p>ag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medical history">
            <text:p>medical history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vaccination">
            <text:p>vaccination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injection">
            <text:p>injection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immunization">
            <text:p>immunization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dose">
            <text:p>dose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therapy">
            <text:p>therapy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hospital">
            <text:p>hospital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room number">
            <text:p>room number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health insurance ">
            <text:p>health insurance 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health insurance number">
            <text:p>health insurance number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condition">
            <text:p>condition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emergency number">
            <text:p>emergency number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medical problems">
            <text:p>medical problems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phone number">
            <text:p>phone number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symptoms">
            <text:p>symptoms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allergies">
            <text:p>allergies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gender">
            <text:p>gender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smoker">
            <text:p>smoker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drugs">
            <text:p>drugs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alcohol">
            <text:p>alcohol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birth date">
            <text:p>birth dat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weight">
            <text:p>weight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address">
            <text:p>addres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treatment">
            <text:p>treatment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reaction">
            <text:p>reaction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transfusion">
            <text:p>transfusion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pregnant">
            <text:p>pregnant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abortions">
            <text:p>abortions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brain problem">
            <text:p>brain problem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nervous system problem">
            <text:p>nervous system problem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cardiovascular problem">
            <text:p>cardiovascular problem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diabetes">
            <text:p>diabetes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injury">
            <text:p>injury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post partum">
            <text:p>post partum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disabled">
            <text:p>disabled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syndrome">
            <text:p>syndrome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complication">
            <text:p>complication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surname">
            <text:p>surnam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family name">
            <text:p>family nam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given name">
            <text:p>given nam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second name">
            <text:p>second nam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contact">
            <text:p>contact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mobile">
            <text:p>mobil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cell phone ">
            <text:p>cell phone 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email address">
            <text:p>email addres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email">
            <text:p>email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fax">
            <text:p>fax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town">
            <text:p>town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city">
            <text:p>city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route">
            <text:p>rout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street">
            <text:p>street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zip">
            <text:p>zip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zip code">
            <text:p>zip cod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country">
            <text:p>country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region">
            <text:p>region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state">
            <text:p>stat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floor">
            <text:p>floor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building">
            <text:p>building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nationality">
            <text:p>nationality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marital status">
            <text:p>marital status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married">
            <text:p>married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vidower">
            <text:p>vidower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divorced">
            <text:p>divorced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relationship">
            <text:p>relationship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sex">
            <text:p>sex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ethnicity">
            <text:p>ethnicity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religion">
            <text:p>religion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identity card">
            <text:p>identity card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social security">
            <text:p>social security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health insurance">
            <text:p>health insuranc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insurance company">
            <text:p>insurance company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insurance number">
            <text:p>insurance number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visa">
            <text:p>visa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permit">
            <text:p>permit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passport">
            <text:p>passport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education">
            <text:p>education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school">
            <text:p>school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university">
            <text:p>university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degree">
            <text:p>degre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title">
            <text:p>tit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college">
            <text:p>colleg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organization">
            <text:p>organization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specialization">
            <text:p>specialization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profession">
            <text:p>profession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job position">
            <text:p>job position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employee">
            <text:p>employe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employed">
            <text:p>employed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unemployed">
            <text:p>unemployed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self employed">
            <text:p>self employed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former employer">
            <text:p>former employer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employer">
            <text:p>employer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job title">
            <text:p>job titl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salary">
            <text:p>salary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institution">
            <text:p>institution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company">
            <text:p>company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facebook">
            <text:p>facebook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twitter">
            <text:p>twitter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instagram">
            <text:p>instagram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whatsapp">
            <text:p>whatsapp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telegram">
            <text:p>telegram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bank">
            <text:p>bank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ibam">
            <text:p>ibam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bic">
            <text:p>bic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account owner">
            <text:p>account owner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account ">
            <text:p>account 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credit card">
            <text:p>credit card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debit card">
            <text:p>debit card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tax number">
            <text:p>tax number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number">
            <text:p>number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identifier">
            <text:p>identifier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car plate ">
            <text:p>car plate 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driving license">
            <text:p>driving licens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 office:value="picture">
            <text:p>pictur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photo">
            <text:p>photo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height">
            <text:p>height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value="website">
            <text:p>website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